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3.2409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JetBrains Mono1" fo:font-size="10pt" style:font-size-asian="10pt" style:font-size-complex="10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JetBrai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  <style:text-properties fo:color="#000000" fo:font-size="10pt" style:font-size-asian="10pt" style:font-size-complex="10pt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a9b7c6" style:font-name="JetBrains Mono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1.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Code 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 in the code</text:p>
          </table:table-cell>
          <table:table-cell table:style-name="ce6" office:value-type="string" calcext:value-type="string">
            <text:p>Numerical valu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SatX</text:p>
          </table:table-cell>
          <table:table-cell office:value-type="float" office:value="2" calcext:value-type="float">
            <text:p>2</text:p>
          </table:table-cell>
          <table:table-cell table:style-name="ce6" table:formula="of:=[.C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SatY</text:p>
          </table:table-cell>
          <table:table-cell office:value-type="float" office:value="2" calcext:value-type="float">
            <text:p>2</text:p>
          </table:table-cell>
          <table:table-cell table:style-name="ce6" table:formula="of:=[.C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SatZ</text:p>
          </table:table-cell>
          <table:table-cell office:value-type="float" office:value="3" calcext:value-type="float">
            <text:p>3</text:p>
          </table:table-cell>
          <table:table-cell table:style-name="ce6" table:formula="of:=[.C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nstrumentX</text:p>
          </table:table-cell>
          <table:table-cell office:value-type="float" office:value="2" calcext:value-type="float">
            <text:p>2</text:p>
          </table:table-cell>
          <table:table-cell table:style-name="ce6" table:formula="of:=[.C5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InstrumentY</text:p>
          </table:table-cell>
          <table:table-cell office:value-type="float" office:value="2" calcext:value-type="float">
            <text:p>2</text:p>
          </table:table-cell>
          <table:table-cell table:style-name="ce6" table:formula="of:=[.C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ElectronicsX</text:p>
          </table:table-cell>
          <table:table-cell office:value-type="float" office:value="2" calcext:value-type="float">
            <text:p>2</text:p>
          </table:table-cell>
          <table:table-cell table:style-name="ce6" table:formula="of:=[.C7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ElectronicsY</text:p>
          </table:table-cell>
          <table:table-cell office:value-type="float" office:value="2" calcext:value-type="float">
            <text:p>2</text:p>
          </table:table-cell>
          <table:table-cell table:style-name="ce6" table:formula="of:=[.C8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ElectronicsZ</text:p>
          </table:table-cell>
          <table:table-cell office:value-type="float" office:value="2" calcext:value-type="float">
            <text:p>2</text:p>
          </table:table-cell>
          <table:table-cell table:style-name="ce6" table:formula="of:=[.C9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UCDscintDet</text:p>
          </table:table-cell>
          <table:table-cell office:value-type="float" office:value="1" calcext:value-type="float">
            <text:p>1</text:p>
          </table:table-cell>
          <table:table-cell table:style-name="ce6" table:formula="of:=[.C1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CeBr3scint</text:p>
          </table:table-cell>
          <table:table-cell office:value-type="float" office:value="0" calcext:value-type="float">
            <text:p>0</text:p>
          </table:table-cell>
          <table:table-cell table:style-name="ce6" table:formula="of:=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GAGGscint</text:p>
          </table:table-cell>
          <table:table-cell office:value-type="float" office:value="1" calcext:value-type="float">
            <text:p>1</text:p>
          </table:table-cell>
          <table:table-cell table:style-name="ce6" table:formula="of:=[.C1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pTerDet</text:p>
          </table:table-cell>
          <table:table-cell office:value-type="float" office:value="0" calcext:value-type="float">
            <text:p>0</text:p>
          </table:table-cell>
          <table:table-cell table:style-name="ce6" table:formula="of:=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SideDet</text:p>
          </table:table-cell>
          <table:table-cell office:value-type="float" office:value="1" calcext:value-type="float">
            <text:p>1</text:p>
          </table:table-cell>
          <table:table-cell table:style-name="ce6" table:formula="of:=[.C14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splaySurroundingSphere</text:p>
          </table:table-cell>
          <table:table-cell office:value-type="float" office:value="0" calcext:value-type="float">
            <text:p>0</text:p>
          </table:table-cell>
          <table:table-cell table:style-name="ce6" table:formula="of:=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SphereRadius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bsoluteZPos</text:p>
          </table:table-cell>
          <table:table-cell table:style-name="ce5" office:value-type="string" calcext:value-type="string">
            <text:p>-<text:span text:style-name="T1">TrackerPosZ</text:span></text:p>
          </table:table-cell>
          <table:table-cell table:formula="of:=-[.D79]" office:value-type="float" office:value="-3.085" calcext:value-type="float">
            <text:p>-3.08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Instrument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World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ay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alo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nstrument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PLatformElectronicsVirtualVolume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Waf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ferActiv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E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CDscint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UCDscintWrapperVisibility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UCDscint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UCD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Ter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Ter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Ter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Ter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Ter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SideDet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ideWrapper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ideCrystal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SideSiPM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SidePCB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Instrument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LatformElectronics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StructureVisibility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ructureThickness</text:p>
          </table:table-cell>
          <table:table-cell office:value-type="float" office:value="0.2" calcext:value-type="float">
            <text:p>0.2</text:p>
          </table:table-cell>
          <table:table-cell table:style-name="ce6" table:formula="of:=[.C45]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tructureTop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46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tructureBottomThickness</text:p>
          </table:table-cell>
          <table:table-cell office:value-type="float" office:value="0.3" calcext:value-type="float">
            <text:p>0.3</text:p>
          </table:table-cell>
          <table:table-cell table:style-name="ce6" table:formula="of:=[.C47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StructureXSize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StructureYSize</text:p>
          </table:table-cell>
          <table:table-cell table:style-name="ce2" office:value-type="string" calcext:value-type="string">
            <text:p>NUSatY*InstrumentSize</text:p>
          </table:table-cell>
          <table:table-cell table:formula="of:=[.D3]*[.D58]"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StructureZSize</text:p>
          </table:table-cell>
          <table:table-cell table:style-name="ce2" office:value-type="string" calcext:value-type="string">
            <text:p>NUSatZ*InstrumentHeight</text:p>
          </table:table-cell>
          <table:table-cell table:formula="of:=[.D4]*[.D59]"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StructureBottomTopSizeX</text:p>
          </table:table-cell>
          <table:table-cell table:style-name="ce2" office:value-type="string" calcext:value-type="string">
            <text:p>NUSatX*InstrumentSize+2.*StructureThickness</text:p>
          </table:table-cell>
          <table:table-cell table:formula="of:=[.D2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StructureBottomTopSizeY</text:p>
          </table:table-cell>
          <table:table-cell table:style-name="ce2" office:value-type="string" calcext:value-type="string">
            <text:p>NUSatY*InstrumentSize+2.*StructureThickness</text:p>
          </table:table-cell>
          <table:table-cell table:formula="of:=[.D3]*[.D58]+2*[.D45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StructurePosX</text:p>
          </table:table-cell>
          <table:table-cell table:style-name="ce2" office:value-type="string" calcext:value-type="string">
            <text:p>0.5*InstrumentSize*NUSatX+0.5*StructureThickness</text:p>
          </table:table-cell>
          <table:table-cell table:formula="of:=0.5*([.D58]*[.D2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StructurePosY</text:p>
          </table:table-cell>
          <table:table-cell table:style-name="ce2" office:value-type="string" calcext:value-type="string">
            <text:p>0.5*InstrumentSize*NUSatY+0.5*StructureThickness</text:p>
          </table:table-cell>
          <table:table-cell table:formula="of:=0.5*([.D58]*[.D3]+[.D45])" office:value-type="float" office:value="9.9" calcext:value-type="float">
            <text:p>9.9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StructurePosZ</text:p>
          </table:table-cell>
          <table:table-cell table:style-name="ce2" office:value-type="string" calcext:value-type="string">
            <text:p>-0.5*(StructureZSize-InstrumentHeight)+AbsoluteZPos</text:p>
          </table:table-cell>
          <table:table-cell table:formula="of:=-0.5*([.D50]-[.D59])+[.D17]" office:value-type="float" office:value="-13.385" calcext:value-type="float">
            <text:p>-13.385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StructureTopPosZ</text:p>
          </table:table-cell>
          <table:table-cell table:style-name="ce2" office:value-type="string" calcext:value-type="string">
            <text:p>0.5*InstrumentSize+AbsoluteZPos+0.5*StructureTopThickness</text:p>
          </table:table-cell>
          <table:table-cell table:formula="of:=0.5*[.D58]+[.D17]+0.5*[.D46]" office:value-type="float" office:value="1.865" calcext:value-type="float">
            <text:p>1.865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StructureBottomPosZ</text:p>
          </table:table-cell>
          <table:table-cell table:style-name="ce2" office:value-type="string" calcext:value-type="string">
            <text:p>-(StructureZSize-0.5*InstrumentHeight+0.5*StructureBottomThickness)+AbsoluteZPos</text:p>
          </table:table-cell>
          <table:table-cell table:formula="of:=-([.D50]-0.5*[.D59]+0.5*[.D47])+[.D17]" office:value-type="float" office:value="-28.985" calcext:value-type="float">
            <text:p>-28.985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InstrumentSize</text:p>
          </table:table-cell>
          <table:table-cell table:style-name="ce2" office:value-type="string" calcext:value-type="string">
            <text:p>LayerSize+SideDetThickness+SideGap</text:p>
          </table:table-cell>
          <table:table-cell table:formula="of:=[.D69]+[.D121]+[.D124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InstrumentHeight</text:p>
          </table:table-cell>
          <table:table-cell table:style-name="ce2" office:value-type="string" calcext:value-type="string">
            <text:p>GapTrackerEntranceWindow+TrackerHeight+GapTrackerCalor+CalorThickness+ElectronicsThickness</text:p>
          </table:table-cell>
          <table:table-cell table:formula="of:=[.D60]+[.D78]+[.D103]+[.D105]+[.D126]" office:value-type="float" office:value="10.3" calcext:value-type="float">
            <text:p>10.3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GapTrackerEntranceWindow</text:p>
          </table:table-cell>
          <table:table-cell office:value-type="float" office:value="1.41" calcext:value-type="float">
            <text:p>1.41</text:p>
          </table:table-cell>
          <table:table-cell table:style-name="ce6" table:formula="of:=[.C60]" office:value-type="float" office:value="1.41" calcext:value-type="float">
            <text:p>1.4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i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61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WaferSize</text:p>
          </table:table-cell>
          <table:table-cell office:value-type="float" office:value="6.8" calcext:value-type="float">
            <text:p>6.8</text:p>
          </table:table-cell>
          <table:table-cell table:style-name="ce6" table:formula="of:=[.C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WaferActiveSize</text:p>
          </table:table-cell>
          <table:table-cell office:value-type="float" office:value="6.4" calcext:value-type="float">
            <text:p>6.4</text:p>
          </table:table-cell>
          <table:table-cell table:style-name="ce6" table:formula="of:=[.C63]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DSSDSize</text:p>
          </table:table-cell>
          <table:table-cell table:style-name="ce5" office:value-type="string" calcext:value-type="string">
            <text:p>WaferSize</text:p>
          </table:table-cell>
          <table:table-cell table:formula="of:=[.D62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PCBSize</text:p>
          </table:table-cell>
          <table:table-cell office:value-type="float" office:value="1.4" calcext:value-type="float">
            <text:p>1.4</text:p>
          </table:table-cell>
          <table:table-cell table:style-name="ce6" table:formula="of:=[.C65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PCBThickness</text:p>
          </table:table-cell>
          <table:table-cell office:value-type="float" office:value="0.31" calcext:value-type="float">
            <text:p>0.31</text:p>
          </table:table-cell>
          <table:table-cell table:style-name="ce6" table:formula="of:=[.C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PCBX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CBYLength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LayerSize</text:p>
          </table:table-cell>
          <table:table-cell table:style-name="ce5" office:value-type="string" calcext:value-type="string">
            <text:p>DSSDSize+PCBSize</text:p>
          </table:table-cell>
          <table:table-cell table:formula="of:=[.D64]+[.D65]"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LayerThickness</text:p>
          </table:table-cell>
          <table:table-cell table:style-name="ce5" office:value-type="string" calcext:value-type="string">
            <text:p>PCBThickness</text:p>
          </table:table-cell>
          <table:table-cell table:formula="of:=[.D66]" office:value-type="float" office:value="0.31" calcext:value-type="float">
            <text:p>0.31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RotateDSSDFEE</text:p>
          </table:table-cell>
          <table:table-cell office:value-type="float" office:value="1" calcext:value-type="float">
            <text:p>1</text:p>
          </table:table-cell>
          <table:table-cell table:style-name="ce6" table:formula="of:=[.C7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EELength</text:p>
          </table:table-cell>
          <table:table-cell table:style-name="ce5" office:value-type="string" calcext:value-type="string">
            <text:p>DSSDSize</text:p>
          </table:table-cell>
          <table:table-cell table:formula="of:=[.D64]" office:value-type="float" office:value="6.8" calcext:value-type="float">
            <text:p>6.8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FEESize</text:p>
          </table:table-cell>
          <table:table-cell office:value-type="float" office:value="2.7" calcext:value-type="float">
            <text:p>2.7</text:p>
          </table:table-cell>
          <table:table-cell table:style-name="ce6" table:formula="of:=[.C73]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EEThickness</text:p>
          </table:table-cell>
          <table:table-cell table:style-name="ce5" office:value-type="string" calcext:value-type="string">
            <text:p>0.2*NLayers</text:p>
          </table:table-cell>
          <table:table-cell table:formula="of:=0.2*[.D76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FEEPosition</text:p>
          </table:table-cell>
          <table:table-cell table:style-name="ce5" office:value-type="string" calcext:value-type="string">
            <text:p>(0.5-RotateDSSDFEE)*(LayerSize - FEEThickness*NLayers) +LayerPos</text:p>
          </table:table-cell>
          <table:table-cell table:formula="of:=(0.5-[.D71])*([.D69]-[.D74]*[.D76])+[.D81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NLayers</text:p>
          </table:table-cell>
          <table:table-cell office:value-type="float" office:value="2" calcext:value-type="float">
            <text:p>2</text:p>
          </table:table-cell>
          <table:table-cell table:style-name="ce6" table:formula="of:=[.C7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ZDistance</text:p>
          </table:table-cell>
          <table:table-cell office:value-type="float" office:value="1" calcext:value-type="float">
            <text:p>1</text:p>
          </table:table-cell>
          <table:table-cell table:style-name="ce6" table:formula="of:=[.C7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TrackerHeight</text:p>
          </table:table-cell>
          <table:table-cell table:style-name="ce5" office:value-type="string" calcext:value-type="string">
            <text:p>(NLayers-1.)*ZDistance + LayerThickness</text:p>
          </table:table-cell>
          <table:table-cell table:formula="of:=([.D76]-1)*[.D77]+[.D70]" office:value-type="float" office:value="1.31" calcext:value-type="float">
            <text:p>1.31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TrackerPosZ</text:p>
          </table:table-cell>
          <table:table-cell table:style-name="ce2" office:value-type="string" calcext:value-type="string">
            <text:p>.5*InstrumentHeight-GapTrackerEntranceWindow-.5*TrackerHeight</text:p>
          </table:table-cell>
          <table:table-cell table:formula="of:=0.5*[.D59]-[.D60]-0.5*[.D78]" office:value-type="float" office:value="3.085" calcext:value-type="float">
            <text:p>3.08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ZMax</text:p>
          </table:table-cell>
          <table:table-cell table:style-name="ce5" office:value-type="string" calcext:value-type="string">
            <text:p>TrackerPosZ + 0.5*(NLayers-1.)*ZDistance</text:p>
          </table:table-cell>
          <table:table-cell table:formula="of:=[.D79]+0.5*([.D76]-1)*[.D77]" office:value-type="float" office:value="3.585" calcext:value-type="float">
            <text:p>3.585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LayerPos</text:p>
          </table:table-cell>
          <table:table-cell table:style-name="ce5" office:value-type="string" calcext:value-type="string">
            <text:p>0.5*(InstrumentSize-LayerSize)</text:p>
          </table:table-cell>
          <table:table-cell table:formula="of:=0.5*([.D58]-[.D69])" office:value-type="float" office:value="0.800000000000001" calcext:value-type="float">
            <text:p>0.80000000000000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Use2In</text:p>
          </table:table-cell>
          <table:table-cell office:value-type="float" office:value="0" calcext:value-type="float">
            <text:p>0</text:p>
          </table:table-cell>
          <table:table-cell table:style-name="ce6" table:formula="of:=[.C8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UCDscintCrystalSize</text:p>
          </table:table-cell>
          <table:table-cell table:style-name="ce5" office:value-type="string" calcext:value-type="string">
            <text:p>2.5+2.6*Use2In</text:p>
          </table:table-cell>
          <table:table-cell table:formula="of:=2.5+2.6*[.D82]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UCDscintCrystalThickness</text:p>
          </table:table-cell>
          <table:table-cell office:value-type="float" office:value="2" calcext:value-type="float">
            <text:p>2</text:p>
          </table:table-cell>
          <table:table-cell table:style-name="ce6" table:formula="of:=[.C8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Wrapper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85]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UCDscintWrapperSize</text:p>
          </table:table-cell>
          <table:table-cell table:style-name="ce5" office:value-type="string" calcext:value-type="string">
            <text:p>UCDscintCrystalSize+2.0*WrapperThickness</text:p>
          </table:table-cell>
          <table:table-cell table:formula="of:=[.D83]+2*[.D85]"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UCDscintWrapperThickness</text:p>
          </table:table-cell>
          <table:table-cell table:style-name="ce5" office:value-type="string" calcext:value-type="string">
            <text:p>UCDscintCrystalThickness+WrapperThickness</text:p>
          </table:table-cell>
          <table:table-cell table:formula="of:=[.D84]+[.D85]" office:value-type="float" office:value="2.05" calcext:value-type="float">
            <text:p>2.0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AlEnclosureSize</text:p>
          </table:table-cell>
          <table:table-cell office:value-type="float" office:value="0.3" calcext:value-type="float">
            <text:p>0.3</text:p>
          </table:table-cell>
          <table:table-cell table:style-name="ce6" table:formula="of:=[.C88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AlEnclosureThickness</text:p>
          </table:table-cell>
          <table:table-cell office:value-type="float" office:value="0.05" calcext:value-type="float">
            <text:p>0.05</text:p>
          </table:table-cell>
          <table:table-cell table:style-name="ce6" table:formula="of:=[.C89]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UCDscintAlEnclosureSize</text:p>
          </table:table-cell>
          <table:table-cell table:style-name="ce5" office:value-type="string" calcext:value-type="string">
            <text:p>UCDscintWrapperSize + 2.*AlEnclosureSize</text:p>
          </table:table-cell>
          <table:table-cell table:formula="of:=[.D86]+2*[.D88]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UCDscintAlEnclosureThickness</text:p>
          </table:table-cell>
          <table:table-cell table:style-name="ce5" office:value-type="string" calcext:value-type="string">
            <text:p>UCDscintWrapperThickness + AlEnclosureThickness</text:p>
          </table:table-cell>
          <table:table-cell table:formula="of:=[.D87]+[.D89]"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iPMThickness</text:p>
          </table:table-cell>
          <table:table-cell office:value-type="float" office:value="0.135" calcext:value-type="float">
            <text:p>0.135</text:p>
          </table:table-cell>
          <table:table-cell table:style-name="ce6" table:formula="of:=[.C92]" office:value-type="float" office:value="0.135" calcext:value-type="float">
            <text:p>0.135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iPMSize</text:p>
          </table:table-cell>
          <table:table-cell table:style-name="ce5" office:value-type="string" calcext:value-type="string">
            <text:p>UCDscintWrapperSize</text:p>
          </table:table-cell>
          <table:table-cell table:formula="of:=[.D86]"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UCDscintDetectorSize</text:p>
          </table:table-cell>
          <table:table-cell table:style-name="ce5" office:value-type="string" calcext:value-type="string">
            <text:p>UCDscintAlEnclosureSize</text:p>
          </table:table-cell>
          <table:table-cell table:formula="of:=[.D90]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UCDscintDetectorThickness</text:p>
          </table:table-cell>
          <table:table-cell table:style-name="ce5" office:value-type="string" calcext:value-type="string">
            <text:p>UCDscintAlEnclosureThickness + SiPMThickness</text:p>
          </table:table-cell>
          <table:table-cell table:formula="of:=[.D91]+[.D92]" office:value-type="float" office:value="2.235" calcext:value-type="float">
            <text:p>2.235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PlastiScint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9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PlastiWrapperThickness</text:p>
          </table:table-cell>
          <table:table-cell table:style-name="ce5" office:value-type="string" calcext:value-type="string">
            <text:p>PlastiScintThickness+WrapperThickness</text:p>
          </table:table-cell>
          <table:table-cell table:formula="of:=[.D96]+[.D85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PlastiDetPCBSize</text:p>
          </table:table-cell>
          <table:table-cell table:style-name="ce5" office:value-type="string" calcext:value-type="string">
            <text:p>UCDscintDetectorSize + 0.6</text:p>
          </table:table-cell>
          <table:table-cell table:formula="of:=[.D94]+0.6" office:value-type="float" office:value="3.8" calcext:value-type="float">
            <text:p>3.8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Plasti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99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PlastiDetThickness</text:p>
          </table:table-cell>
          <table:table-cell table:style-name="ce5" office:value-type="string" calcext:value-type="string">
            <text:p><text:span text:style-name="T2">PlastiWrapperThickness</text:span>+SiPMThickness+PlastiDetPCBThickness</text:p>
          </table:table-cell>
          <table:table-cell table:formula="of:=[.D96]+[.D85]+[.D92]+[.D98]" office:value-type="float" office:value="4.985" calcext:value-type="float">
            <text:p>4.985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iPMOnTop</text:p>
          </table:table-cell>
          <table:table-cell office:value-type="float" office:value="1" calcext:value-type="float">
            <text:p>1</text:p>
          </table:table-cell>
          <table:table-cell table:style-name="ce6" table:formula="of:=[.C10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GapTrackerCalorimeter</text:p>
          </table:table-cell>
          <table:table-cell office:value-type="float" office:value="1" calcext:value-type="float">
            <text:p>1</text:p>
          </table:table-cell>
          <table:table-cell table:style-name="ce6" table:formula="of:=[.C10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GapTrackerCalor</text:p>
          </table:table-cell>
          <table:table-cell table:style-name="ce5" office:value-type="string" calcext:value-type="string">
            <text:p>GapTrackerCalorimeter - .5*LayerThickness</text:p>
          </table:table-cell>
          <table:table-cell table:formula="of:=[.D102]-0.5*[.D70]" office:value-type="float" office:value="0.845" calcext:value-type="float">
            <text:p>0.84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CalorSize</text:p>
          </table:table-cell>
          <table:table-cell table:style-name="ce5" office:value-type="string" calcext:value-type="string">
            <text:p>NX*UCDscintDetectorSize+DetectorsDistance</text:p>
          </table:table-cell>
          <table:table-cell table:formula="of:=[.D111]*[.D94]+[.D110]"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CalorThickness</text:p>
          </table:table-cell>
          <table:table-cell table:style-name="ce5" office:value-type="string" calcext:value-type="string">
            <text:p>UCDscintDetectorThickness+UsepTerDet*(PlastiDetThickness+CalorGap)</text:p>
          </table:table-cell>
          <table:table-cell table:formula="of:=[.D95]+[.D13]*([.D100]+[.D108])" office:value-type="float" office:value="2.235" calcext:value-type="float">
            <text:p>2.23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CalorPosXY</text:p>
          </table:table-cell>
          <table:table-cell office:value-type="float" office:value="1.4" calcext:value-type="float">
            <text:p>1.4</text:p>
          </table:table-cell>
          <table:table-cell table:style-name="ce6" table:formula="of:=[.C106]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CalorPosZ</text:p>
          </table:table-cell>
          <table:table-cell table:style-name="ce2" office:value-type="string" calcext:value-type="string">
            <text:p>TrackerPosZ-0.5*TrackerHeight-GapTrackerCalor-0.5*CalorThickness</text:p>
          </table:table-cell>
          <table:table-cell table:formula="of:=[.D79]-0.5*[.D78]-[.D103]-0.5*[.D105]" office:value-type="float" office:value="0.467499999999999" calcext:value-type="float">
            <text:p>0.467499999999999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CalorGap</text:p>
          </table:table-cell>
          <table:table-cell office:value-type="float" office:value="0.1" calcext:value-type="float">
            <text:p>0.1</text:p>
          </table:table-cell>
          <table:table-cell table:style-name="ce6" table:formula="of:=[.C108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CalorGapSiPMup</text:p>
          </table:table-cell>
          <table:table-cell table:style-name="ce5" office:value-type="string" calcext:value-type="string">
            <text:p>CalorGap+SiPMThickness+PlastiDetPCBThickness</text:p>
          </table:table-cell>
          <table:table-cell table:formula="of:=[.D108]+[.D92]+[.D99]" office:value-type="float" office:value="0.335" calcext:value-type="float">
            <text:p>0.335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DetectorsDistance</text:p>
          </table:table-cell>
          <table:table-cell office:value-type="float" office:value="0" calcext:value-type="float">
            <text:p>0</text:p>
          </table:table-cell>
          <table:table-cell table:style-name="ce6" table:formula="of:=[.C1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NX</text:p>
          </table:table-cell>
          <table:table-cell office:value-type="float" office:value="2" calcext:value-type="float">
            <text:p>2</text:p>
          </table:table-cell>
          <table:table-cell table:style-name="ce6" table:formula="of:=[.C1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X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4]+[.D110])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table:style-name="ce6" table:formula="of:=[.C11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YMax</text:p>
          </table:table-cell>
          <table:table-cell table:style-name="ce5" office:value-type="string" calcext:value-type="string">
            <text:p>0.5 * (UCDscintDetectorSize+DetectorsDistance)</text:p>
          </table:table-cell>
          <table:table-cell table:formula="of:=0.5*([.D94]+[.D110])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ideCrystalSize</text:p>
          </table:table-cell>
          <table:table-cell office:value-type="float" office:value="5.1" calcext:value-type="float">
            <text:p>5.1</text:p>
          </table:table-cell>
          <table:table-cell table:style-name="ce6" table:formula="of:=[.C115]" office:value-type="float" office:value="5.1" calcext:value-type="float">
            <text:p>5.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ideCrystalThickness</text:p>
          </table:table-cell>
          <table:table-cell office:value-type="float" office:value="1" calcext:value-type="float">
            <text:p>1</text:p>
          </table:table-cell>
          <table:table-cell table:style-name="ce6" table:formula="of:=[.C11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ideWrapperSize</text:p>
          </table:table-cell>
          <table:table-cell table:style-name="ce5" office:value-type="string" calcext:value-type="string">
            <text:p>SideCrystalSize+2.*WrapperThickness</text:p>
          </table:table-cell>
          <table:table-cell table:formula="of:=[.D115]+2*[.D85]" office:value-type="float" office:value="5.2" calcext:value-type="float">
            <text:p>5.2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ideWrapperThickness</text:p>
          </table:table-cell>
          <table:table-cell table:style-name="ce5" office:value-type="string" calcext:value-type="string">
            <text:p>SideCrystalThickness+WrapperThickness</text:p>
          </table:table-cell>
          <table:table-cell table:formula="of:=[.D116]+[.D85]" office:value-type="float" office:value="1.05" calcext:value-type="float">
            <text:p>1.05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ideDetPCB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19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ideDetSize</text:p>
          </table:table-cell>
          <table:table-cell table:style-name="ce5" office:value-type="string" calcext:value-type="string">
            <text:p>SideWrapperSize+2.*AlEnclosureSize</text:p>
          </table:table-cell>
          <table:table-cell table:formula="of:=[.D117]+2*[.D88]" office:value-type="float" office:value="5.8" calcext:value-type="float">
            <text:p>5.8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ideDetThickness</text:p>
          </table:table-cell>
          <table:table-cell table:style-name="ce5" office:value-type="string" calcext:value-type="string">
            <text:p>SideWrapperThickness+SiPMThickness+PlastiDetPCBThickness+AlEnclosureThickness</text:p>
          </table:table-cell>
          <table:table-cell table:formula="of:=[.D118]+[.D92]+[.D99]+[.D89]" office:value-type="float" office:value="1.335" calcext:value-type="float">
            <text:p>1.335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ideDetPosXY</text:p>
          </table:table-cell>
          <table:table-cell table:style-name="ce5" office:value-type="string" calcext:value-type="string">
            <text:p>0.5*(SideDetThickness-InstrumentSize)</text:p>
          </table:table-cell>
          <table:table-cell table:formula="of:=0.5*([.D121]-[.D58])" office:value-type="float" office:value="-4.2325" calcext:value-type="float">
            <text:p>-4.2325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ideDetPosZ</text:p>
          </table:table-cell>
          <table:table-cell table:style-name="ce5" office:value-type="string" calcext:value-type="string">
            <text:p>TrackerPosZ + GapTrackerEntranceWindow + 0.5*TrackerHeight - .5*SideDetSize</text:p>
          </table:table-cell>
          <table:table-cell table:formula="of:=[.D79]+[.D60]+0.5*[.D78]-0.5*[.D120]" office:value-type="float" office:value="2.25" calcext:value-type="float">
            <text:p>2.25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ideGap</text:p>
          </table:table-cell>
          <table:table-cell office:value-type="float" office:value="0.265" calcext:value-type="float">
            <text:p>0.265</text:p>
          </table:table-cell>
          <table:table-cell table:style-name="ce6" table:formula="of:=[.C124]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ElectronicsSize</text:p>
          </table:table-cell>
          <table:table-cell table:style-name="ce5" office:value-type="string" calcext:value-type="string">
            <text:p>InstrumentSize</text:p>
          </table:table-cell>
          <table:table-cell table:formula="of:=[.D58]" office:value-type="float" office:value="9.8" calcext:value-type="float">
            <text:p>9.8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ElectronicsThickness</text:p>
          </table:table-cell>
          <table:table-cell office:value-type="float" office:value="4.5" calcext:value-type="float">
            <text:p>4.5</text:p>
          </table:table-cell>
          <table:table-cell table:style-name="ce6" table:formula="of:=[.C126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ElectronicsPosZ</text:p>
          </table:table-cell>
          <table:table-cell table:style-name="ce5" office:value-type="string" calcext:value-type="string">
            <text:p>CalorPosZ-0.5*CalorThickness-0.5*ElectronicsThickness</text:p>
          </table:table-cell>
          <table:table-cell table:formula="of:=[.D107]-0.5*[.D105]-0.5*[.D126]" office:value-type="float" office:value="-2.9" calcext:value-type="float">
            <text:p>-2.9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ElectronicsPCBThickness</text:p>
          </table:table-cell>
          <table:table-cell office:value-type="float" office:value="0.15" calcext:value-type="float">
            <text:p>0.15</text:p>
          </table:table-cell>
          <table:table-cell table:style-name="ce6" table:formula="of:=[.C128]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ElectronicsPCBDistance</text:p>
          </table:table-cell>
          <table:table-cell office:value-type="float" office:value="0.7" calcext:value-type="float">
            <text:p>0.7</text:p>
          </table:table-cell>
          <table:table-cell table:style-name="ce6" table:formula="of:=[.C129]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ElecLayerThickness</text:p>
          </table:table-cell>
          <table:table-cell office:value-type="float" office:value="0.1" calcext:value-type="float">
            <text:p>0.1</text:p>
          </table:table-cell>
          <table:table-cell table:style-name="ce6" table:formula="of:=[.C130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NElecLayer</text:p>
          </table:table-cell>
          <table:table-cell office:value-type="float" office:value="10" calcext:value-type="float">
            <text:p>10</text:p>
          </table:table-cell>
          <table:table-cell table:style-name="ce6" table:formula="of:=[.C131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XElecLayerMax</text:p>
          </table:table-cell>
          <table:table-cell table:style-name="ce2" office:value-type="string" calcext:value-type="string">
            <text:p>0.5*InstrumentHeight-0.5*InstrumentHeight/NElecLayer</text:p>
          </table:table-cell>
          <table:table-cell table:formula="of:=0.5*[.D58]-0.5*[.D58]/[.D131]" office:value-type="float" office:value="4.41" calcext:value-type="float">
            <text:p>4.41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UnitXmax</text:p>
          </table:table-cell>
          <table:table-cell table:style-name="ce5" office:value-type="string" calcext:value-type="string">
            <text:p>(NUInstrumentX-1)*0.5*InstrumentSize</text:p>
          </table:table-cell>
          <table:table-cell table:formula="of:=([.D5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UnitYmax</text:p>
          </table:table-cell>
          <table:table-cell table:style-name="ce5" office:value-type="string" calcext:value-type="string">
            <text:p>(NUInstrumentY-1)*0.5*InstrumentSize</text:p>
          </table:table-cell>
          <table:table-cell table:formula="of:=([.D7]-1)*0.5*[.D58]" office:value-type="float" office:value="4.9" calcext:value-type="float">
            <text:p>4.9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8:55:19.381216199</meta:creation-date>
    <meta:generator>LibreOffice/7.3.7.2$Linux_X86_64 LibreOffice_project/30$Build-2</meta:generator>
    <dc:date>2023-11-23T16:22:30.141884204</dc:date>
    <meta:editing-duration>PT18M45S</meta:editing-duration>
    <meta:editing-cycles>3</meta:editing-cycles>
    <meta:document-statistic meta:table-count="1" meta:cell-count="509" meta:object-count="0"/>
  </office:meta>
</office:document-meta>
</file>